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83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had</text:p>
          </table:table-cell>
          <table:table-cell table:style-name="ce1" office:value-type="string" calcext:value-type="string">
            <text:p>that</text:p>
          </table:table-cell>
          <table:table-cell table:style-name="ce1" office:value-type="string" calcext:value-type="string">
            <text:p>ligh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office:value-type="float" office:value="0.9027" calcext:value-type="float">
            <text:p>0.902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86" calcext:value-type="float">
            <text:p>0.786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506" calcext:value-type="float">
            <text:p>0.8506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314" calcext:value-type="float">
            <text:p>0.931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14" calcext:value-type="float">
            <text:p>0.8714</text:p>
          </table:table-cell>
          <table:table-cell office:value-type="string" calcext:value-type="string">
            <text:p>.</text:p>
          </table:table-cell>
          <table:table-cell office:value-type="float" office:value="0.9322" calcext:value-type="float">
            <text:p>0.9322</text:p>
          </table:table-cell>
          <table:table-cell office:value-type="string" calcext:value-type="string">
            <text:p>.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47" calcext:value-type="float">
            <text:p>0.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9984" calcext:value-type="float">
            <text:p>0.9984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9742" calcext:value-type="float">
            <text:p>0.9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8036" calcext:value-type="float">
            <text:p>0.803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817" calcext:value-type="float">
            <text:p>0.781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.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001" calcext:value-type="float">
            <text:p>0.800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52" calcext:value-type="float">
            <text:p>0.8952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0.8976" calcext:value-type="float">
            <text:p>0.8976</text:p>
          </table:table-cell>
          <table:table-cell office:value-type="string" calcext:value-type="string">
            <text:p>.</text:p>
          </table:table-cell>
          <table:table-cell office:value-type="float" office:value="0.9736" calcext:value-type="float">
            <text:p>0.9736</text:p>
          </table:table-cell>
          <table:table-cell office:value-type="float" office:value="0.9571" calcext:value-type="float">
            <text:p>0.957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65" calcext:value-type="float">
            <text:p>0.9265</text:p>
          </table:table-cell>
        </table:table-row>
        <table:table-row table:style-name="ro1">
          <table:table-cell office:value-type="string" calcext:value-type="string">
            <text:p>lucky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8279" calcext:value-type="float">
            <text:p>0.827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85" calcext:value-type="float">
            <text:p>0.9385</text:p>
          </table:table-cell>
        </table:table-row>
        <table:table-row table:style-name="ro1">
          <table:table-cell office:value-type="string" calcext:value-type="string">
            <text:p>enough</text:p>
          </table:table-cell>
          <table:table-cell office:value-type="string" calcext:value-type="string">
            <text:p>.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8575" calcext:value-type="float">
            <text:p>0.857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8292" calcext:value-type="float">
            <text:p>0.8292</text:p>
          </table:table-cell>
          <table:table-cell office:value-type="string" calcext:value-type="string">
            <text:p>.</text:p>
          </table:table-cell>
          <table:table-cell office:value-type="float" office:value="0.7957" calcext:value-type="float">
            <text:p>0.7957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145" calcext:value-type="float">
            <text:p>0.914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9351" calcext:value-type="float">
            <text:p>0.935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9461" calcext:value-type="float">
            <text:p>0.9461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703" calcext:value-type="float">
            <text:p>0.870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55" calcext:value-type="float">
            <text:p>0.945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9717" calcext:value-type="float">
            <text:p>0.971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631" calcext:value-type="float">
            <text:p>0.8631</text:p>
          </table:table-cell>
          <table:table-cell office:value-type="float" office:value="1" calcext:value-type="float">
            <text:p>1</text:p>
          </table:table-cell>
          <table:table-cell office:value-type="float" office:value="0.9552" calcext:value-type="float">
            <text:p>0.9552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0.8189" calcext:value-type="float">
            <text:p>0.818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324" calcext:value-type="float">
            <text:p>0.732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  <table:table-cell office:value-type="float" office:value="0.5636" calcext:value-type="float">
            <text:p>0.5636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float" office:value="0.5681" calcext:value-type="float">
            <text:p>0.56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953" calcext:value-type="float">
            <text:p>0.995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743" calcext:value-type="float">
            <text:p>0.8743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0.9465" calcext:value-type="float">
            <text:p>0.946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513" calcext:value-type="float">
            <text:p>0.851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73" calcext:value-type="float">
            <text:p>0.9873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831" calcext:value-type="float">
            <text:p>0.883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13" calcext:value-type="float">
            <text:p>0.8313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office:value-type="float" office:value="0.9295" calcext:value-type="float">
            <text:p>0.929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815" calcext:value-type="float">
            <text:p>0.98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7:47.633524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8:01.738824922</dc:date>
    <meta:editing-duration>PT1M22S</meta:editing-duration>
    <meta:editing-cycles>3</meta:editing-cycles>
    <meta:generator>LibreOffice/6.4.7.2$Linux_X86_64 LibreOffice_project/40$Build-2</meta:generator>
    <meta:document-statistic meta:table-count="1" meta:cell-count="231" meta:object-count="0"/>
  </office:meta>
</office:document-meta>
</file>